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MEDIACIÓN CANALES ANALÓGICOS</text:p>
      <text:p text:style-name="Standard">Las mediciones analógicas (hasta 16 para mostrarse en display) se realizarán con una cierta cantidad de entradas al micro (2?, 4?, ....?) para lo cual estarían multiplexadas previamente.</text:p>
      <text:p text:style-name="Standard">El dato que sale de cada adc (0 a 1023 si fuesen 10 bits) se almacenará en RAM (16 canales x 2 bytes = 32 bytes) directamente, y un segundo juego ocupará otro espacio de RAM de 32 bytes, denominadas Promediadas.</text:p>
      <text:p text:style-name="Standard">Esta promediación se hará inmediatamente después de la adquisición de tal medición (antes de escalarla al valor a mostrar en display), mientras se le da tiempo al establecimiento del próximo canal a medir.</text:p>
      <text:p text:style-name="Standard">La promediación tiene el efecto de filtrar ruidos eléctricos en cables y conexiones, pero principalmente promediar cada canal ya que pueden tener una cierta variación en tiempos breves, según el tipo de canal a medir (como ejemplo, una medición de tensión de 220 Vca se realiza con rectificadores y capacitores, y produce una flecha o caída con período de 10 mseg). Entonces a veces si no se filtrara o promediara, se vería continuamente variación indeseable de algún dígito en el display. Pero además se requiere que el "tiempo Tau" de promediación pueda ser independiente en cada canal.</text:p>
      <text:p text:style-name="Standard">Se indica ahora un método conveniente que venimos realizando en nuestros equipos.</text:p>
      <text:p text:style-name="Standard">Supongamos que a ese canal lo llamemos PDANT, y que en un instante t(i) dado aparece válida una nueva salida de ese adc PDANT(i), ejemplo 800 en decimal (320 hexa ó 11 0010 0000 bin). Habrá en la ram de valor promediado de la anterior adquisición de dicho canal el valor PDANTprom(i-1), entonces el nuevo valor promediado seguirá la fórmula:</text:p>
      <text:p text:style-name="Standard"/>
      <text:p text:style-name="Standard">PDANTprom(i) = PDANTprom(i-1) + [(PDANT(i) - PDANTprom(i-1)] * [t(i) - t(i-1)] / [TPROM]</text:p>
      <text:p text:style-name="Standard"/>
      <text:p text:style-name="Standard">esto equivale en un circuito eléctrico a una variación exponencial ante un salto discreto en la entrada, donde TPROM será la constante de tiempo Tau (tiempo en que la variación en la salida es el 63% del salto en la entrada).</text:p>
      <text:p text:style-name="Standard">El factor a la derecha del muliplicador "*" es una fracción de la unidad, entonces el resultado dará mayor cantidad de bits que el de la medición instantánea.</text:p>
      <text:p text:style-name="Standard">Esta tiene 10 bits (como el adc), entonces es necesario que el resultado tenga mayor cantidad de bits. Restrigiendo a 16 bits, de forma de usar dos bytes, el factor mencionado no debiera ser menor a 1/64 (=1 / 2^6).</text:p>
      <text:p text:style-name="Standard">Para facilitar el cálculo en el microprocesador se utilizarán solo factores de la forma 1 / 2^n, y podríamos predifinir que los factores a utilizar serán 1/64, 1/16, 1/4 y 1/1 que significa no promediar (en este caso directamente se utiliza la MEDxx_(i)).</text:p>
      <text:p text:style-name="Standard">Entonces las variables MEDxx_prom(i-1) y MEDxx_prom(i) deberán ocupar 16 bits c/u, lo mismo será lo necesario para su cómputo.</text:p>
      <text:p text:style-name="Standard">El factor antes mencionado lo denominamos (factor de) PROMEDIACIÓN.</text:p>
      <text:p text:style-name="Standard">Ni bien se alimenta la plaqueta, la MEDxx_prom(i-1) de cada una de las (16) señales analógicas a medir estará en cero, entonces se las inicializará con la adquisición de la primer lectura sin promediar de cada (16) medición.</text:p>
      <text:p text:style-name="Standard">Para que el objetivo de que con los factores utilizados den una promediación prevista, convendrá que cada ciclo de lectura de las 16 mediciones, sea un tiempo prefijado (en base a las demoras del procesador este tiempo estaría en el orden de 15 a 25 mseg, cuando sean 16 los canales a barrer, y previendo demoras en otras tareas del micro no especificadas aquí). Será conveniente que sea bastante constante, por lo que al comenzar un nuevo período, podría incluirse un retardo tal que todos los ciclos tengan igual duración.</text:p>
      <text:p text:style-name="Standard">Si como ejemplo resultara 25 mseg, los Tau correspondientes serían 1,6 seg., 400 mseg. y 100 mseg. respectivamente, siendo estos valores adecuados para la necesidad de esta plac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ext:p text:style-name="MP1"><text:file-name text:display="name-and-extension">Proyecto Reemplazo V7S-03-PROMEDIACIÓN.odt</text:file-name><text:tab/>07/10/2021 <text:s text:c="4"/><text:page-number text:select-page="current"/> de <text:page-count>1</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7H30M25S</meta:editing-duration>
    <meta:editing-cycles>22</meta:editing-cycles>
    <meta:generator>OpenOffice.org/3.4.1$Win32 OpenOffice.org_project/341m1$Build-9593</meta:generator>
    <dc:date>2021-10-12T17:53:20.02</dc:date>
    <meta:document-statistic meta:table-count="0" meta:image-count="0" meta:object-count="0" meta:page-count="1" meta:paragraph-count="18" meta:word-count="629" meta:character-count="3768"/>
    <meta:user-defined meta:name="Info 1"/>
    <meta:user-defined meta:name="Info 2"/>
    <meta:user-defined meta:name="Info 3"/>
    <meta:user-defined meta:name="Info 4"/>
  </office:meta>
</office:document-meta>
</file>